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b87e5" officeooo:paragraph-rsid="001b87e5"/>
    </style:style>
    <style:style style:name="P2" style:family="paragraph" style:parent-style-name="Text_20_body" style:list-style-name="L1">
      <style:text-properties officeooo:rsid="001b87e5" officeooo:paragraph-rsid="001b87e5"/>
    </style:style>
    <style:style style:name="P3" style:family="paragraph" style:parent-style-name="Text_20_body" style:list-style-name="L1"/>
    <style:style style:name="T1" style:family="text">
      <style:text-properties officeooo:rsid="001b87e5"/>
    </style:style>
    <style:style style:name="T2" style:family="text">
      <style:text-properties officeooo:rsid="001d07ca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TIL Dashboard</text:p>
      <text:p text:style-name="P1"/>
      <text:h text:style-name="Heading_20_1" text:outline-level="1">Front-end</text:h>
      <text:h text:style-name="Heading_20_2" text:outline-level="2"><text:span text:style-name="T2">Files - </text:span>Technologies:</text:h>
      <text:list xml:id="list143730069191279954" text:style-name="L1">
        <text:list-item>
          <text:p text:style-name="P3"><text:span text:style-name="T1">HTML : index.html (main page)</text:span></text:p>
        </text:list-item>
        <text:list-item>
          <text:p text:style-name="P2">CSS : style.css</text:p>
        </text:list-item>
        <text:list-item>
          <text:p text:style-name="P2">JavaScript : script.js / scriptChart.js</text:p>
          <text:list>
            <text:list-item>
              <text:p text:style-name="P2">Library <text:span text:style-name="T2">E</text:span>Chart<text:span text:style-name="T2">s</text:span></text:p>
            </text:list-item>
          </text:list>
        </text:list-item>
      </text:list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loext:contextual-spacing="false" fo:text-indent="0cm" style:auto-text-indent="false" style:shadow="none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09:42:14.085635469</meta:creation-date>
    <dc:date>2018-09-11T16:58:23.833665396</dc:date>
    <meta:editing-duration>PT7H2M5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25" meta:character-count="147" meta:non-whitespace-character-count="132"/>
  </office:meta>
</office:document-meta>
</file>